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thJax_Main" svg:font-family="MathJax_Main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justify" draw:textarea-vertical-align="middle" draw:auto-grow-height="false" fo:min-height="0.766cm" fo:min-width="0.77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766cm" fo:min-width="0.77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text-position="sub 58%"/>
    </style:style>
    <style:style style:name="T2" style:family="text">
      <style:text-properties style:font-name="MathJax_Main" style:font-name-asian="MathJax_Main" style:font-name-complex="MathJax_Mai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27cm" svg:height="1.016cm" svg:x="0.492cm" svg:y="0.365cm">
          <text:p text:style-name="P1">x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4" draw:id="id4" draw:layer="layout" svg:width="1.27cm" svg:height="1.016cm" svg:x="3.032cm" svg:y="0.365cm">
          <text:p text:style-name="P1">x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8" draw:id="id8" draw:layer="layout" svg:width="1.27cm" svg:height="1.016cm" svg:x="8.112cm" svg:y="0.365cm">
          <text:p text:style-name="P1">x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016cm" svg:x="5.572cm" svg:y="0.365cm">
          <text:p text:style-name="P1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" draw:id="id2" draw:layer="layout" svg:width="1.27cm" svg:height="1.016cm" svg:x="0.492cm" svg:y="2.27cm">
          <text:p text:style-name="P1">F<text:span text:style-name="T1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3" draw:id="id3" draw:layer="layout" svg:width="1.27cm" svg:height="1.016cm" svg:x="3.032cm" svg:y="2.27cm">
          <text:p text:style-name="P1"><text:span text:style-name="T2">⊕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5" draw:id="id5" draw:layer="layout" svg:width="1.27cm" svg:height="1.016cm" svg:x="3.032cm" svg:y="4.048cm">
          <text:p text:style-name="P1">F<text:span text:style-name="T1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7" draw:id="id7" draw:layer="layout" svg:width="1.27cm" svg:height="1.016cm" svg:x="8.112cm" svg:y="4.048cm">
          <text:p text:style-name="P1"><text:span text:style-name="T2">⊕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6" draw:id="id6" draw:layer="layout" svg:width="1.27cm" svg:height="1.016cm" svg:x="5.572cm" svg:y="4.048cm">
          <text:p text:style-name="P1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9" draw:id="id9" draw:layer="layout" svg:width="1.27cm" svg:height="1.016cm" svg:x="8.112cm" svg:y="5.953cm">
          <text:p text:style-name="P1">F<text:span text:style-name="T1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2" draw:layer="layout" draw:type="line" svg:x1="1.127cm" svg:y1="1.381cm" svg:x2="1.127cm" svg:y2="2.27cm" draw:start-shape="id1" draw:start-glue-point="2" draw:end-shape="id2" svg:d="M1127 1381v889" svg:viewBox="0 0 1 890">
          <text:p/>
        </draw:connector>
        <draw:connector draw:style-name="gr4" draw:text-style-name="P2" draw:layer="layout" draw:type="line" svg:x1="1.762cm" svg:y1="2.778cm" svg:x2="3.032cm" svg:y2="2.778cm" draw:start-shape="id2" draw:start-glue-point="1" draw:end-shape="id3" svg:d="M1762 2778h1270" svg:viewBox="0 0 1271 1">
          <text:p/>
        </draw:connector>
        <draw:connector draw:style-name="gr3" draw:text-style-name="P2" draw:layer="layout" draw:type="line" svg:x1="3.667cm" svg:y1="1.381cm" svg:x2="3.667cm" svg:y2="2.27cm" draw:start-shape="id4" draw:start-glue-point="2" draw:end-shape="id3" draw:end-glue-point="0" svg:d="M3667 1381v889" svg:viewBox="0 0 1 890">
          <text:p/>
        </draw:connector>
        <draw:connector draw:style-name="gr4" draw:text-style-name="P2" draw:layer="layout" draw:type="line" svg:x1="3.667cm" svg:y1="3.286cm" svg:x2="3.667cm" svg:y2="4.048cm" draw:start-shape="id3" draw:start-glue-point="2" draw:end-shape="id5" draw:end-glue-point="0" svg:d="M3667 3286v762" svg:viewBox="0 0 1 763">
          <text:p/>
        </draw:connector>
        <draw:connector draw:style-name="gr3" draw:text-style-name="P2" draw:layer="layout" draw:type="line" svg:x1="4.302cm" svg:y1="4.556cm" svg:x2="5.572cm" svg:y2="4.556cm" draw:start-shape="id5" draw:start-glue-point="1" draw:end-shape="id6" draw:end-glue-point="3" svg:d="M4302 4556h1270" svg:viewBox="0 0 1271 1">
          <text:p/>
        </draw:connector>
        <draw:connector draw:style-name="gr3" draw:text-style-name="P2" draw:layer="layout" draw:type="line" svg:x1="6.842cm" svg:y1="4.556cm" svg:x2="8.112cm" svg:y2="4.556cm" draw:start-shape="id6" draw:start-glue-point="1" draw:end-shape="id7" draw:end-glue-point="3" svg:d="M6842 4556h1270" svg:viewBox="0 0 1271 1">
          <text:p/>
        </draw:connector>
        <draw:connector draw:style-name="gr3" draw:text-style-name="P2" draw:layer="layout" draw:type="line" svg:x1="8.747cm" svg:y1="1.381cm" svg:x2="8.747cm" svg:y2="4.048cm" draw:start-shape="id8" draw:start-glue-point="2" draw:end-shape="id7" draw:end-glue-point="0" svg:d="M8747 1381v2667" svg:viewBox="0 0 1 2668">
          <text:p/>
        </draw:connector>
        <draw:connector draw:style-name="gr4" draw:text-style-name="P2" draw:layer="layout" draw:type="line" svg:x1="8.747cm" svg:y1="5.064cm" svg:x2="8.747cm" svg:y2="5.953cm" draw:start-shape="id7" draw:start-glue-point="2" draw:end-shape="id9" draw:end-glue-point="0" svg:d="M8747 5064v889" svg:viewBox="0 0 1 89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thJax_Main" svg:font-family="MathJax_Main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16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6T19:59:58.045447309</meta:creation-date>
    <dc:date>2017-01-06T20:05:11.989670904</dc:date>
    <meta:editing-duration>PT5M14S</meta:editing-duration>
    <meta:editing-cycles>1</meta:editing-cycles>
    <meta:document-statistic meta:object-count="18"/>
    <meta:generator>LibreOffice/5.1.4.2$Linux_X86_64 LibreOffice_project/10m0$Build-2</meta:generator>
  </office:meta>
</office:document-meta>
</file>